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3569in" table:align="left"/>
    </style:style>
    <style:style style:name="Table1.A" style:family="table-column">
      <style:table-column-properties style:column-width="0.8035in"/>
    </style:style>
    <style:style style:name="Table1.B" style:family="table-column">
      <style:table-column-properties style:column-width="2.3403in"/>
    </style:style>
    <style:style style:name="Table1.C" style:family="table-column">
      <style:table-column-properties style:column-width="1.213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3.8243in"/>
    </style:style>
    <style:style style:name="Table2.B" style:family="table-column">
      <style:table-column-properties style:column-width="2.868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7882in"/>
    </style:style>
    <style:style style:name="Table3.B" style:family="table-column">
      <style:table-column-properties style:column-width="2.4208in"/>
    </style:style>
    <style:style style:name="Table3.C" style:family="table-column">
      <style:table-column-properties style:column-width="1.3083in"/>
    </style:style>
    <style:style style:name="Table3.D" style:family="table-column">
      <style:table-column-properties style:column-width="1.1757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Standard">
      <style:text-properties style:font-name="Liberation Serif" fo:font-size="18pt" fo:font-weight="bold" style:font-name-asian="Noto Serif CJK SC" style:font-size-asian="18pt" style:font-weight-asian="bold" style:font-name-complex="Lohit Devanagari1" style:font-size-complex="18pt" style:font-weight-complex="bold"/>
    </style:style>
    <style:style style:name="P4" style:family="paragraph" style:parent-style-name="Standard">
      <style:text-properties officeooo:paragraph-rsid="0006d837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T1" style:family="text">
      <style:text-properties officeooo:rsid="00092d97"/>
    </style:style>
    <style:style style:name="T2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ederated Compute Declaration Language (FCDL) – Specification v1.1 (DRAFT)</text:h>
      <text:p text:style-name="Horizontal_20_Line"/>
      <text:h text:style-name="Heading_20_2" text:outline-level="2">0  Purpose</text:h>
      <text:p text:style-name="Text_20_body">FCDL is a <text:span text:style-name="Strong_20_Emphasis">configuration/intent language</text:span> that describes the high‑level architecture of a Federated Computing (FC) system. It is <text:span text:style-name="Emphasis">not</text:span> an implementation script; instead, a compiler/planner consumes FCDL and wires together existing runtimes (Flower, FLARE, Hyperledger Fabric, etc.) with the <text:span text:style-name="Strong_20_Emphasis">smallest viable glue</text:span>.</text:p>
      <text:h text:style-name="Heading_20_2" text:outline-level="2">1  Design goals</text:h>
      <text:list xml:id="list550234595" text:style-name="L1">
        <text:list-item>
          <text:p text:style-name="P5">Express the four FC pillars and six operational modules concisely.</text:p>
        </text:list-item>
        <text:list-item>
          <text:p text:style-name="P5">Separate <text:span text:style-name="Strong_20_Emphasis">WHAT</text:span> (roles, policies, relationships) from <text:span text:style-name="Strong_20_Emphasis">HOW</text:span> (concrete tech stack).</text:p>
        </text:list-item>
        <text:list-item>
          <text:p text:style-name="P5">Be easy to hand‑write, diff, and version‑control.</text:p>
        </text:list-item>
        <text:list-item>
          <text:p text:style-name="P5">Support forward‑compatible extension via free‑form attribute bags.</text:p>
        </text:list-item>
      </text:list>
      <text:h text:style-name="Heading_20_2" text:outline-level="2">2  File structure</text:h>
      <text:p text:style-name="Text_20_body">A single <text:span text:style-name="Source_20_Text">.fcdl</text:span> file contains <text:span text:style-name="Strong_20_Emphasis">one</text:span> <text:span text:style-name="Source_20_Text">system</text:span> block with: * 0‑N <text:span text:style-name="Source_20_Text">module</text:span> blocks (concrete classes inheriting FC pillars)</text:p>
      <text:list xml:id="list1338757180" text:style-name="L2">
        <text:list-item>
          <text:p text:style-name="P6">exactly <text:span text:style-name="Strong_20_Emphasis">one</text:span> <text:span text:style-name="Source_20_Text">orchestration</text:span> block (system backbone)</text:p>
        </text:list-item>
      </text:list>
      <text:p text:style-name="Preformatted_20_Text"><text:span text:style-name="Source_20_Text">system "…" (attrs) {</text:span></text:p>
      <text:p text:style-name="Preformatted_20_Text"><text:span text:style-name="Source_20_Text"><text:s text:c="4"/>module "…" (attrs) { … }</text:span></text:p>
      <text:p text:style-name="Preformatted_20_Text"><text:span text:style-name="Source_20_Text"><text:s text:c="4"/>…</text:span></text:p>
      <text:p text:style-name="Preformatted_20_Text"><text:span text:style-name="Source_20_Text"><text:s text:c="4"/>orchestration (attrs) { … }</text:span></text:p>
      <text:p text:style-name="P1"><text:span text:style-name="Source_20_Text">}</text:span></text:p>
      <text:h text:style-name="Heading_20_2" text:outline-level="2">3  Lexical convention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oken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<text:span text:style-name="Source_20_Text">"…"</text:span> double‑quoted UTF‑8</text:p>
          </table:table-cell>
          <table:table-cell table:style-name="Table1.A1" office:value-type="string">
            <text:p text:style-name="Table_20_Contents"><text:span text:style-name="Source_20_Text">"BankFraud"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NUMBER</text:span></text:p>
          </table:table-cell>
          <table:table-cell table:style-name="Table1.A1" office:value-type="string">
            <text:p text:style-name="Table_20_Contents">Decimal integer</text:p>
          </table:table-cell>
          <table:table-cell table:style-name="Table1.A1" office:value-type="string">
            <text:p text:style-name="Table_20_Contents"><text:span text:style-name="Source_20_Text">42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ID</text:span></text:p>
          </table:table-cell>
          <table:table-cell table:style-name="Table1.A1" office:value-type="string">
            <text:p text:style-name="Table_20_Contents"><text:span text:style-name="Source_20_Text">[A‑Za‑z_][A‑Za‑z_0‑9]*</text:span></text:p>
          </table:table-cell>
          <table:table-cell table:style-name="Table1.A1" office:value-type="string">
            <text:p text:style-name="Table_20_Contents"><text:span text:style-name="Source_20_Text">tool</text:span>, <text:span text:style-name="Source_20_Text">FedAvg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VERSION</text:span></text:p>
          </table:table-cell>
          <table:table-cell table:style-name="Table1.A1" office:value-type="string">
            <text:p text:style-name="Table_20_Contents"><text:span text:style-name="Source_20_Text">MAJOR.MINOR</text:span></text:p>
          </table:table-cell>
          <table:table-cell table:style-name="Table1.A1" office:value-type="string">
            <text:p text:style-name="Table_20_Contents"><text:span text:style-name="Source_20_Text">1.1</text:span></text:p>
          </table:table-cell>
        </table:table-row>
        <table:table-row>
          <table:table-cell table:style-name="Table1.A1" office:value-type="string">
            <text:p text:style-name="Table_20_Contents">Comments</text:p>
          </table:table-cell>
          <table:table-cell table:style-name="Table1.A1" office:value-type="string">
            <text:p text:style-name="Table_20_Contents"><text:span text:style-name="Source_20_Text">//</text:span> to end of line</text:p>
          </table:table-cell>
          <table:table-cell table:style-name="Table1.A1" office:value-type="string">
            <text:p text:style-name="Table_20_Contents"><text:span text:style-name="Source_20_Text">// note</text:span></text:p>
          </table:table-cell>
        </table:table-row>
        <table:table-row>
          <table:table-cell table:style-name="Table1.A1" office:value-type="string">
            <text:p text:style-name="Table_20_Contents">WS</text:p>
          </table:table-cell>
          <table:table-cell table:style-name="Table1.A1" office:value-type="string">
            <text:p text:style-name="Table_20_Contents">space, tab, CR/LF (ignored)</text:p>
          </table:table-cell>
          <table:table-cell table:style-name="Table1.A1" office:value-type="string">
            <text:p text:style-name="P2"/>
          </table:table-cell>
        </table:table-row>
      </table:table>
      <text:h text:style-name="Heading_20_2" text:outline-level="2">4  Reserved keywords</text:h>
      <text:p text:style-name="Text_20_body"><text:span text:style-name="Source_20_Text">system</text:span>, <text:span text:style-name="Source_20_Text">module</text:span>, <text:span text:style-name="Source_20_Text">type</text:span>, <text:span text:style-name="Source_20_Text">orchestration</text:span>, <text:span text:style-name="Source_20_Text">layer</text:span>, <text:span text:style-name="Source_20_Text">version</text:span></text:p>
      <text:h text:style-name="Heading_20_2" text:outline-level="2"><text:soft-page-break/>5  Grammar (informal EBNF)</text:h>
      <text:p text:style-name="Preformatted_20_Text"><text:span text:style-name="Source_20_Text">systemDecl <text:s text:c="5"/>::= 'system' STRING ['version' '=' VERSION] attrList? '{' systemBody '}' ;</text:span></text:p>
      <text:p text:style-name="Preformatted_20_Text"><text:span text:style-name="Source_20_Text">systemBody <text:s text:c="5"/>::= moduleDecl* orchestrationDecl ; <text:s/>// orchestrator mandatory</text:span></text:p>
      <text:p text:style-name="Preformatted_20_Text"><text:span text:style-name="Source_20_Text">moduleDecl <text:s text:c="5"/>::= 'module' STRING attrList? '{' 'type' '=' ID attrList? layerDecl* '}' ;</text:span></text:p>
      <text:p text:style-name="Preformatted_20_Text"><text:span text:style-name="Source_20_Text">layerDecl <text:s text:c="6"/>::= 'layer' attrList ;</text:span></text:p>
      <text:p text:style-name="Preformatted_20_Text"><text:span text:style-name="Source_20_Text">orchestrationDecl ::= 'orchestration' attrList? '{' attrList? '}' ;</text:span></text:p>
      <text:p text:style-name="Preformatted_20_Text"><text:span text:style-name="Source_20_Text">attrList <text:s text:c="7"/>::= '(' [attrPair {',' attrPair} ] ')' ;</text:span></text:p>
      <text:p text:style-name="Preformatted_20_Text"><text:span text:style-name="Source_20_Text">attrPair <text:s text:c="7"/>::= ID '=' value ;</text:span></text:p>
      <text:p text:style-name="P1"><text:span text:style-name="Source_20_Text">value <text:s text:c="10"/>::= STRING | NUMBER | ID ;</text:span></text:p>
      <text:p text:style-name="Text_20_body">The canonical ANTLR4 grammar is shipped alongside the compiler (see appendix A).</text:p>
      <text:h text:style-name="Heading_20_2" text:outline-level="2">6  Semantic rules</text:h>
      <text:list xml:id="list2523632814" text:style-name="L3">
        <text:list-item>
          <text:p text:style-name="P7"><text:span text:style-name="Strong_20_Emphasis">Orchestration block is required</text:span> and must appear <text:span text:style-name="Emphasis">exactly once</text:span>.</text:p>
        </text:list-item>
        <text:list-item>
          <text:p text:style-name="P7">Every <text:span text:style-name="Source_20_Text">module</text:span> <text:span text:style-name="Source_20_Text">STRING</text:span> identifier is unique within the file.</text:p>
        </text:list-item>
        <text:list-item>
          <text:p text:style-name="P7">At most one <text:span text:style-name="Source_20_Text">module type=DistributedLedger</text:span> is allowed and <text:span text:style-name="Strong_20_Emphasis">must</text:span> include <text:span text:style-name="Source_20_Text">tool="…"</text:span>.</text:p>
        </text:list-item>
        <text:list-item>
          <text:p text:style-name="P7">Attribute names are case‑sensitive; duplicate keys inside one <text:span text:style-name="Source_20_Text">attrList</text:span> are illegal.</text:p>
        </text:list-item>
        <text:list-item>
          <text:p text:style-name="P7">Unknown attributes are permitted (planner decides whether to use them).</text:p>
        </text:list-item>
        <text:list-item>
          <text:p text:style-name="P7"><text:span text:style-name="Source_20_Text">layer</text:span> blocks are only meaningful when the parent module’s <text:span text:style-name="Source_20_Text">type</text:span> is <text:span text:style-name="Source_20_Text">NeuralNetwork</text:span>; others are ignored with a warning.</text:p>
        </text:list-item>
      </text:list>
      <text:h text:style-name="Heading_20_3" text:outline-level="3">Defaults injected by the planner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ndition</text:p>
            </table:table-cell>
            <table:table-cell table:style-name="Table2.A1" office:value-type="string">
              <text:p text:style-name="Table_20_Heading">Default inserted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orchestration</text:span> has no attrs</text:p>
          </table:table-cell>
          <table:table-cell table:style-name="Table2.A1" office:value-type="string">
            <text:p text:style-name="Table_20_Contents"><text:span text:style-name="Source_20_Text">(runtime="flask" strategy="FedAvg")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deployment.tool</text:span> unspecified</text:p>
          </table:table-cell>
          <table:table-cell table:style-name="Table2.A1" office:value-type="string">
            <text:p text:style-name="Table_20_Contents"><text:span text:style-name="Source_20_Text">compose</text:span></text:p>
          </table:table-cell>
        </table:table-row>
        <table:table-row>
          <table:table-cell table:style-name="Table2.A1" office:value-type="string">
            <text:p text:style-name="Table_20_Contents">No <text:span text:style-name="Source_20_Text">runtime</text:span> attr in <text:span text:style-name="Source_20_Text">orchestration</text:span> and <text:span text:style-name="Source_20_Text">strategy</text:span> ≠ <text:span text:style-name="Source_20_Text">FedAvg</text:span></text:p>
          </table:table-cell>
          <table:table-cell table:style-name="Table2.A1" office:value-type="string">
            <text:p text:style-name="Table_20_Contents"><text:span text:style-name="Source_20_Text">runtime="flower"</text:span></text:p>
          </table:table-cell>
        </table:table-row>
      </table:table>
      <text:h text:style-name="Heading_20_2" text:outline-level="2">7  Module types and recommended attr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<text:span text:style-name="Source_20_Text">type=</text:span></text:p>
            </table:table-cell>
            <table:table-cell table:style-name="Table3.A1" office:value-type="string">
              <text:p text:style-name="Table_20_Heading">Pillar role</text:p>
            </table:table-cell>
            <table:table-cell table:style-name="Table3.A1" office:value-type="string">
              <text:p text:style-name="Table_20_Heading">Required attrs</text:p>
            </table:table-cell>
            <table:table-cell table:style-name="Table3.A1" office:value-type="string">
              <text:p text:style-name="Table_20_Heading">Optional attrs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DataSource</text:span></text:p>
          </table:table-cell>
          <table:table-cell table:style-name="Table3.A1" office:value-type="string">
            <text:p text:style-name="Table_20_Contents">Distributed Data Assets</text:p>
          </table:table-cell>
          <table:table-cell table:style-name="Table3.A1" office:value-type="string">
            <text:p text:style-name="Table_20_Contents">—</text:p>
          </table:table-cell>
          <table:table-cell table:style-name="Table3.A1" office:value-type="string">
            <text:p text:style-name="Table_20_Contents"><text:span text:style-name="Source_20_Text">batchSize</text:span> <text:span text:style-name="Source_20_Text">path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NeuralNetwork</text:span></text:p>
          </table:table-cell>
          <table:table-cell table:style-name="Table3.A1" office:value-type="string">
            <text:p text:style-name="Table_20_Contents">Federated Services (training)</text:p>
          </table:table-cell>
          <table:table-cell table:style-name="Table3.A1" office:value-type="string">
            <text:p text:style-name="Table_20_Contents">—</text:p>
          </table:table-cell>
          <table:table-cell table:style-name="Table3.A1" office:value-type="string">
            <text:p text:style-name="Table_20_Contents">layers, optimiser</text:p>
          </table:table-cell>
        </table:table-row>
        <table:table-row>
          <table:table-cell table:style-name="Table3.A1" office:value-type="string">
            <text:p text:style-name="Table_20_Contents"><text:span text:style-name="Source_20_Text">DistributedLedger</text:span></text:p>
          </table:table-cell>
          <table:table-cell table:style-name="Table3.A1" office:value-type="string">
            <text:p text:style-name="Table_20_Contents">DLT pillar</text:p>
          </table:table-cell>
          <table:table-cell table:style-name="Table3.A1" office:value-type="string">
            <text:p text:style-name="Table_20_Contents">`` (<text:span text:style-name="Source_20_Text">fabric</text:span> | <text:span text:style-name="Source_20_Text">ethereum</text:span> …)</text:p>
          </table:table-cell>
          <table:table-cell table:style-name="Table3.A1" office:value-type="string">
            <text:p text:style-name="Table_20_Contents"><text:span text:style-name="Source_20_Text">network</text:span> <text:span text:style-name="Source_20_Text">channel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API</text:span></text:p>
          </table:table-cell>
          <table:table-cell table:style-name="Table3.A1" office:value-type="string">
            <text:p text:style-name="Table_20_Contents">API pillar</text:p>
          </table:table-cell>
          <table:table-cell table:style-name="Table3.A1" office:value-type="string">
            <text:p text:style-name="Table_20_Contents">—</text:p>
          </table:table-cell>
          <table:table-cell table:style-name="Table3.A1" office:value-type="string">
            <text:p text:style-name="Table_20_Contents"><text:span text:style-name="Source_20_Text">gateway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FederatedService</text:span></text:p>
          </table:table-cell>
          <table:table-cell table:style-name="Table3.A1" office:value-type="string">
            <text:p text:style-name="Table_20_Contents">Federated Services (analytics, learning, RL, management, …)</text:p>
          </table:table-cell>
          <table:table-cell table:style-name="Table3.A1" office:value-type="string">
            <text:p text:style-name="Table_20_Contents"><text:span text:style-name="Source_20_Text">service</text:span> (<text:span text:style-name="Source_20_Text">analytics</text:span>…)</text:p>
          </table:table-cell>
          <table:table-cell table:style-name="Table3.A1" office:value-type="string">
            <text:p text:style-name="Table_20_Contents">—</text:p>
          </table:table-cell>
        </table:table-row>
      </table:table>
      <text:h text:style-name="Heading_20_2" text:outline-level="2"><text:soft-page-break/>8  Errors &amp; warnings</text:h>
      <text:list xml:id="list820684067" text:style-name="L4">
        <text:list-item>
          <text:p text:style-name="P8"><text:span text:style-name="Strong_20_Emphasis">Error</text:span>: missing orchestration block.</text:p>
        </text:list-item>
        <text:list-item>
          <text:p text:style-name="P8"><text:span text:style-name="Strong_20_Emphasis">Error</text:span>: DLT module without <text:span text:style-name="Source_20_Text">tool</text:span>.</text:p>
        </text:list-item>
        <text:list-item>
          <text:p text:style-name="P8"><text:span text:style-name="Strong_20_Emphasis">Warning</text:span>: unknown attribute (ignored).</text:p>
        </text:list-item>
        <text:list-item>
          <text:p text:style-name="P8"><text:span text:style-name="Strong_20_Emphasis">Warning</text:span>: <text:span text:style-name="Source_20_Text">layer</text:span> inside non‑NeuralNetwork module (ignored).</text:p>
        </text:list-item>
      </text:list>
      <text:h text:style-name="Heading_20_2" text:outline-level="2">9  Versioning</text:h>
      <text:p text:style-name="Text_20_body">Increment <text:span text:style-name="Strong_20_Emphasis">MINOR</text:span> for backward‑compatible additions (new attrs, module types).<text:line-break/>Increment <text:span text:style-name="Strong_20_Emphasis">MAJOR</text:span> for breaking grammar changes.<text:line-break/>A compiler should refuse to build a file whose <text:span text:style-name="Source_20_Text">version</text:span> is higher than it understands.</text:p>
      <text:h text:style-name="Heading_20_2" text:outline-level="2">10  Examples</text:h>
      <text:p text:style-name="Text_20_body">### 10.1 Basic FC (no DLT)</text:p>
      <text:p text:style-name="Preformatted_20_Text"><text:span text:style-name="Source_20_Text">system "MnistPoc" (owner="ACME") {</text:span></text:p>
      <text:p text:style-name="Preformatted_20_Text"><text:span text:style-name="Source_20_Text"><text:s text:c="4"/>module "DataNode1" {</text:span></text:p>
      <text:p text:style-name="Preformatted_20_Text"><text:span text:style-name="Source_20_Text"><text:s text:c="8"/>type = DataSource (path="/data/odd")</text:span></text:p>
      <text:p text:style-name="Preformatted_20_Text"><text:span text:style-name="Source_20_Text"><text:s text:c="4"/>}</text:span></text:p>
      <text:p text:style-name="Preformatted_20_Text"><text:span text:style-name="Source_20_Text"><text:s text:c="4"/>module "Model" {</text:span></text:p>
      <text:p text:style-name="Preformatted_20_Text"><text:span text:style-name="Source_20_Text"><text:s text:c="8"/>type = NeuralNetwork</text:span></text:p>
      <text:p text:style-name="Preformatted_20_Text"><text:span text:style-name="Source_20_Text"><text:s text:c="8"/>layer (type="Conv2D",filters=32,kernel=3)</text:span></text:p>
      <text:p text:style-name="Preformatted_20_Text"><text:span text:style-name="Source_20_Text"><text:s text:c="8"/>layer (type="Dense",units=10,activation="softmax")</text:span></text:p>
      <text:p text:style-name="Preformatted_20_Text"><text:span text:style-name="Source_20_Text"><text:s text:c="4"/>}</text:span></text:p>
      <text:p text:style-name="Preformatted_20_Text"><text:span text:style-name="Source_20_Text"><text:s text:c="4"/>orchestration (runtime="flower") { }</text:span></text:p>
      <text:p text:style-name="P1"><text:span text:style-name="Source_20_Text">}</text:span></text:p>
      <text:p text:style-name="Text_20_body">### 10.2 Enhanced FC with Hyperledger Fabric</text:p>
      <text:p text:style-name="Preformatted_20_Text"><text:span text:style-name="Source_20_Text">system "RetailConsortium" {</text:span></text:p>
      <text:p text:style-name="Preformatted_20_Text"><text:span text:style-name="Source_20_Text"><text:s text:c="4"/>module "Ledger" (tool="fabric",channel="audit") {</text:span></text:p>
      <text:p text:style-name="Preformatted_20_Text"><text:span text:style-name="Source_20_Text"><text:s text:c="8"/>type = DistributedLedger</text:span></text:p>
      <text:p text:style-name="Preformatted_20_Text"><text:span text:style-name="Source_20_Text"><text:s text:c="4"/>}</text:span></text:p>
      <text:p text:style-name="Preformatted_20_Text"><text:span text:style-name="Source_20_Text"><text:s text:c="4"/>orchestration {</text:span></text:p>
      <text:p text:style-name="Preformatted_20_Text"><text:span text:style-name="Source_20_Text"><text:s text:c="8"/>(policy="onchain")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p text:style-name="Text_20_body">Appendix A contains the full ANTLR4 grammar used by the reference compile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11 </text:span>Compiler architecture (3-layer)</text:p>
      <text:p text:style-name="Standard">┌──────────────┐ <text:s text:c="9"/>┌──────────────┐ <text:s text:c="7"/>┌──────────────┐</text:p>
      <text:p text:style-name="P4">│ <text:s/>ANTLR PARSER <text:s text:c="8"/>│ ─► <text:s/>│ <text:s/>SEMANTIC IR <text:s text:c="11"/>│ ─►│ CODE TEMPLATES <text:s text:c="4"/>│</text:p>
      <text:p text:style-name="Standard">└──────────────┘ <text:s text:c="9"/>└──────────────┘ <text:s text:c="7"/>└──────────────┘</text:p>
      <text:p text:style-name="Standard"><text:s text:c="19"/>(auto-gen) <text:s text:c="27"/>(Python dataclasses) <text:s text:c="27"/>(Jinja2)</text:p>
      <text:p text:style-name="Standard"/>
      <text:list xml:id="list2475625526" text:style-name="L5">
        <text:list-item>
          <text:p text:style-name="P9"><text:span text:style-name="Strong_20_Emphasis">ANTLR-generated ParseTree</text:span> (no logic here).</text:p>
        </text:list-item>
        <text:list-item>
          <text:p text:style-name="P9"><text:span text:style-name="Strong_20_Emphasis">Visitor/Listener → IR</text:span></text:p>
          <text:list>
            <text:list-item>
              <text:p text:style-name="P9">Enforce cross-refs (module IDs unique, <text:span text:style-name="Source_20_Text">nodeRegistry.nodes[]</text:span> must exist, etc.).</text:p>
            </text:list-item>
            <text:list-item>
              <text:p text:style-name="P9">Fill <text:span text:style-name="Emphasis">defaults</text:span> exactly like your “lazy choice” rule (e.g. if <text:span text:style-name="Source_20_Text">deployment.tool</text:span> is missing, set it to <text:span text:style-name="Strong_20_Emphasis">compose</text:span>; if <text:span text:style-name="Source_20_Text">strategy</text:span> missing, use <text:span text:style-name="Strong_20_Emphasis">FedAvg</text:span>).</text:p>
            </text:list-item>
          </text:list>
        </text:list-item>
        <text:list-item>
          <text:p text:style-name="P9"><text:span text:style-name="Strong_20_Emphasis">Template renderer</text:span></text:p>
          <text:list>
            <text:list-item>
              <text:p text:style-name="P9">One template set per backend (<text:span text:style-name="Source_20_Text">manual_flask/</text:span>, <text:span text:style-name="Source_20_Text">flower_flask/</text:span>, <text:span text:style-name="Source_20_Text">flare_k8s/</text:span>).</text:p>
            </text:list-item>
            <text:list-item>
              <text:p text:style-name="P9">Generator chooses the folder via <text:span text:style-name="Source_20_Text">implementation =</text:span> or your heuristic (“if mlFramework=TensorFlow &amp;&amp; strategy=FedAvg → pick manual Flask”).</text:p>
            </text:list-item>
            <text:list-item>
              <text:p text:style-name="P9">Emits Dockerfiles, compose YAML, K-8s manifests, Airflow DAGs, etc.</text:p>
            </text:list-item>
          </text:list>
        </text:list-item>
      </text:list>
      <text:p text:style-name="Text_20_body">Because the IR is <text:span text:style-name="Emphasis">tool-agnostic</text:span>, adding a new runtime is only <text:span text:style-name="Strong_20_Emphasis">one extra template folder</text:span>—no grammar edits, no semantic-phase change.</text:p>
      <text:p text:style-name="Standard"/>
      <text:h text:style-name="Heading_20_2" text:outline-level="2"><text:span text:style-name="T1">12 </text:span>Handling “unknown” deployment hints gracefully</text:h>
      <text:p text:style-name="Text_20_body"><text:span text:style-name="Emphasis">If the file asks for something you don’t support yet</text:span> (<text:span text:style-name="Source_20_Text">deployment.tool = "ray"</text:span>), compile anyway but drop a <text:span text:style-name="Strong_20_Emphasis">lint-level warning</text:span> and fall back to Docker-Compose—the same “lazy decision” you described. <text:s/>That keeps the pipeline monotone and the UX predictable.</text:p>
      <text:p text:style-name="Standard"/>
      <text:p text:style-name="Standard">If the spec names a tool, reuse it; else pick the smallest dependency that works.</text:p>
      <text:p text:style-name="Standard"/>
      <text:p text:style-name="Standard"/>
      <text:p text:style-name="P3"><text:span text:style-name="T1">1</text:span>3 “Planner” cheat-sheet (default ladder)</text:p>
      <text:p text:style-name="Standard">IF orchestrator.tool given: <text:s text:c="12"/>use it</text:p>
      <text:p text:style-name="Standard">ELSE IF infra.tool == "k8s": <text:s text:c="11"/>choose FLARE operator</text:p>
      <text:p text:style-name="Standard">ELSE IF strategy != "FedAvg": <text:s text:c="10"/>choose Flower-inside-Flask</text:p>
      <text:p text:style-name="Standard">ELSE <text:s text:c="35"/>pick minimal Flask + manual FedAv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"><text:span text:style-name="T1">14 </text:span>Compiler anatomy (v 2.0)</text:p>
      <text:p text:style-name="Standard">FCDL text</text:p>
      <text:p text:style-name="Standard"><text:s text:c="3"/>│</text:p>
      <text:p text:style-name="Standard"><text:s text:c="3"/>▼ <text:s/>(ANTLR, unchanged)</text:p>
      <text:p text:style-name="Standard">Parse tree</text:p>
      <text:p text:style-name="Standard"><text:s text:c="3"/>│</text:p>
      <text:p text:style-name="Standard"><text:s text:c="3"/>▼ <text:s/>(Visitor)</text:p>
      <text:p text:style-name="Standard">Intent IR <text:s/>❰includes defaults + capability flags❱</text:p>
      <text:p text:style-name="Standard"><text:s text:c="3"/>│</text:p>
      <text:p text:style-name="Standard"><text:s text:c="3"/>├─► <text:s/>Planner <text:s/>❰selects “strategy stack”❱</text:p>
      <text:p text:style-name="Standard"><text:s text:c="3"/>│ <text:s text:c="7"/>• stack = {infra, orchestrator, FL backend}</text:p>
      <text:p text:style-name="Standard"><text:s text:c="3"/>│ <text:s text:c="7"/>• justification stored in compile report</text:p>
      <text:p text:style-name="Standard"><text:s text:c="3"/>│</text:p>
      <text:p text:style-name="Standard"><text:s text:c="3"/>└─► <text:s/>Generator <text:s/>❰renders thin wrappers for that stack❱</text:p>
      <text:p text:style-name="Standard"><text:s text:c="12"/>• copy/templ → dist/</text:p>
      <text:p text:style-name="Standard"><text:s text:c="12"/>• leave giant frameworks untouche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00:14:58.840292438</meta:creation-date>
    <dc:date>2025-04-27T01:12:25.783275792</dc:date>
    <meta:editing-duration>PT44M29S</meta:editing-duration>
    <meta:editing-cycles>4</meta:editing-cycles>
    <meta:generator>LibreOffice/7.3.7.2$Linux_X86_64 LibreOffice_project/30$Build-2</meta:generator>
    <meta:document-statistic meta:table-count="3" meta:image-count="0" meta:object-count="0" meta:page-count="5" meta:paragraph-count="158" meta:word-count="837" meta:character-count="6143" meta:non-whitespace-character-count="5056"/>
  </office:meta>
</office:document-meta>
</file>